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style:use-window-font-color="true" fo:font-style="normal" style:font-style-asian="normal" style:font-style-complex="normal"/>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70418354643911452"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4740982810540633992"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22463734014819322"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8"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3155579366288690197"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7">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9"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7">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98"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8">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29">– Ты <text:span text:style-name="T11">меня</text:span> совсем не слушал, Макс. – мягко пожурила <text:span text:style-name="T1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text:span text:style-name="T1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8.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3">старший. </text:span><text:span text:style-name="T2">–</text:span><text:span text:style-name="T2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text:span text:style-name="T22">– </text:span><text:span text:style-name="T22">Там, в самой глубине их снов, я нашла </text:span><text:span text:style-name="T22">причину</text:span><text:span text:style-name="T22">. Ткань </text:span><text:span text:style-name="T22">реальности истончилась </text:span><text:span text:style-name="T22">и через </text:span><text:span text:style-name="T22">потёртость</text:span><text:span text:style-name="T22"> </text:span><text:span text:style-name="T22">стали просачиваться</text:span><text:span text:style-name="T22"> видения из внешних миров. И то, что я заметила краем глаза, </text:span><text:span text:style-name="T22">сестра</text:span><text:span text:style-name="T22">, мне </text:span><text:span text:style-name="T22">совсем не </text:span><text:span text:style-name="T22">понравилось. </text:span><text:span text:style-name="T22">Некоторые миры любопытны, но д</text:span><text:span text:style-name="T22">алеко не каждый пони сможет выдержать ту мерзость, что царит в иных видениях! </text:span><text:span text:style-name="T22">Мне удалось </text:span><text:span text:style-name="T22">склеить повреждение</text:span><text:span text:style-name="T22">, но ткань совсем </text:span><text:span text:style-name="T22">непрочная</text:span><text:span text:style-name="T22">. Скоро она </text:span><text:span text:style-name="T22">протрётся </text:span><text:span text:style-name="T22"><text:s/>ещё в нескольких местах. </text:span><text:span text:style-name="T22">И когда разрывы станут достаточно большими,</text:span><text:span text:style-name="T22"> </text:span><text:span text:style-name="T22">будут </text:span><text:span text:style-name="T22">появляться</text:span><text:span text:style-name="T22"> дыры и в реальном мире.</text:span></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9"><text:span text:style-name="T5">“Дорогая Твайлайт Спаркл! Очень рада, что моё следующее задание для тебя послужит нам поводом встретиться в Кантерлоте. </text:span><text:span text:style-name="T5">Мне понадобятся твои способности к поиску и систематизации информации, которые ты, не сомневаюсь, отточила, </text:span><text:span text:style-name="T5">будучи библиотекарем</text:span><text:span text:style-name="T5"> Понивилля...</text:span><text:span text:style-name="T5">”.</text:span></text:p>
      <text:p text:style-name="P29"/>
      <text:p text:style-name="P30">***</text:p>
      <text:p text:style-name="P29"><text:soft-page-break/></text:p>
      <text:p text:style-name="P29">– А что стало с жеребятами? – спросил я.</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медлен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я забыл все свои обиды и желания и просто любовался её профилем в оранжевой полосе заката.</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рывок аликорницы ко мне и проступивший ужас в её глазах.</text:p>
      <text:p text:style-name="P29">Убегающий вверх край стены скрыл от меня Селестию на секунду. Потом сиреневом небе появился силуэт аликорницы, распростёршейся в прыжке. Она устремилась ко мне и внезапно всё вокруг обрело свою нормальную скорость. Размытый светлый силуэт со свистом промчался мимо меня и через миг я пребольно грохнулся затылком о холку аликорницы.</text:p>
      <text:p text:style-name="P29"/>
      <text:p text:style-name="P29"/>
      <text:p text:style-name="P29"><text:s/></text:p>
      <text:p text:style-name="P29">&lt;Селестия кидается вслед за ним и подхватывает его на спину. В полёте Макс получает крыльями по рёбрам. Сел приглашает его к себе (для лечения) и дальше - 34&gt;</text:p>
      <text:p text:style-name="P29"/>
      <text:p text:style-name="P29"/>
      <text:p text:style-name="P50">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lt;<text:span text:style-name="T11">(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text:span><text:soft-page-break/><text:span text:style-name="T14">жалкий, обблёванный, беспомощный, - но всё равно старался помочь мне. Это было так трогательно... </text:span></text:p>
      <text:p text:style-name="P46">– Тьфу!</text:p>
      <text:p text:style-name="P50"><text:span text:style-name="T11">– <text:s/>Мне очень жаль...</text:span>&gt;</text:p>
      <text:p text:style-name="P50"/>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0" text:outline-level="2">Рассказ Селестии <text:span text:style-name="T11">(“1001 ночь”)</text:span></text:h>
      <text:p text:style-name="P4"/>
      <text:p text:style-name="P40"/>
      <text:p text:style-name="P36"/>
      <text:h text:style-name="P100"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oft-page-break/><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0" text:outline-level="2"><text:soft-page-break/>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pan text:style-name="T11">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0"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0"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oft-page-break/><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text:soft-page-break/></text:p>
      <text:h text:style-name="P100"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0"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soft-page-break/>***</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oft-page-break/><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0"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0"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0"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oft-page-break/><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0"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0"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0"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0"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0"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0"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0"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0"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0"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0"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0"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0"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0" text:outline-level="2">След?</text:h>
      <text:p text:style-name="P71"/>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0"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00702503427918241"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43597263" text:continue-numbering="true" text:style-name="L5">
        <text:list-header>
          <text:p text:style-name="P108">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03138" text:continue-numbering="true" text:style-name="L5">
        <text:list-header>
          <text:p text:style-name="P108">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16321"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1"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1"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349374445958931124"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oft-page-break/><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3774184659162876446"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text:soft-page-break/>–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text:soft-page-break/>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text:soft-page-break/>–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text:soft-page-break/>–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0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text:soft-page-break/></text:p>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12">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text:soft-page-break/>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text:soft-page-break/>–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5883127587981229199" text:style-name="L8">
        <text:list-header>
          <text:p text:style-name="P110">(<text:span text:style-name="T17">Луна — как повелительница снов, слышала разговор Макса с Анакорном</text:span>)</text:p>
          <text:p text:style-name="P111"/>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text:soft-page-break/></text:p>
      <text:h text:style-name="P10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15T23:42:38.10</dc:date>
    <meta:editing-duration>P50DT2H51M26S</meta:editing-duration>
    <meta:editing-cycles>2101</meta:editing-cycles>
    <meta:generator>OpenOffice/4.1.1$Win32 OpenOffice.org_project/411m6$Build-9775</meta:generator>
    <dc:creator>макс </dc:creator>
    <meta:document-statistic meta:table-count="0" meta:image-count="0" meta:object-count="0" meta:page-count="123" meta:paragraph-count="2554" meta:word-count="59219" meta:character-count="376455"/>
  </office:meta>
</office:document-meta>
</file>